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Linear Time</text:p>
          </table:table-cell>
          <table:table-cell office:value-type="string">
            <text:p>Binary Time</text:p>
          </table:table-cell>
          <table:table-cell office:value-type="string">
            <text:p>Hash Time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000000">
            <text:p>20000000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0000000">
            <text:p>40000000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00000000">
            <text:p>800000000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>
            <draw:frame table:end-cell-address="Sheet1.H27" table:end-x="0.1098in" table:end-y="0.0839in" draw:z-index="0" draw:style-name="gr1" draw:text-style-name="P1" svg:width="6.2996in" svg:height="3.5354in" svg:x="0.0331in" svg:y="0.1047in">
              <draw:object draw:notify-on-update-of-ranges="Sheet1.B2:Sheet1.B2 Sheet1.B3:Sheet1.B6 Sheet1.C2:Sheet1.C2 Sheet1.C3:Sheet1.C6 Sheet1.B2:Sheet1.B2 Sheet1.B3:Sheet1.B6 Sheet1.D2:Sheet1.D2 Sheet1.D3:Sheet1.D6 Sheet1.B2:Sheet1.B2 Sheet1.B3:Sheet1.B6 Sheet1.E2:Sheet1.E2 Sheet1.E3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11/27/2018</text:date>, <text:time>23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Castellon</meta:initial-creator>
    <meta:creation-date>2018-11-27T23:15:11.29</meta:creation-date>
    <dc:date>2018-11-27T23:55:35.97</dc:date>
    <dc:creator>Juan Castellon</dc:creator>
    <meta:editing-duration>PT10M3S</meta:editing-duration>
    <meta:editing-cycles>1</meta:editing-cycles>
    <meta:document-statistic meta:table-count="3" meta:cell-count="20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scatter" chart:style-name="ch1">
        <chart:title svg:x="6.41cm" svg:y="0.315cm" chart:style-name="ch2">
          <text:p>Timing Analysis</text:p>
        </chart:title>
        <chart:legend chart:legend-position="end" svg:x="12.832cm" svg:y="3.654cm" style:legend-expansion="high" chart:style-name="ch3"/>
        <chart:plot-area chart:style-name="ch4" table:cell-range-address="Sheet1.B2:Sheet1.E6" chart:data-source-has-labels="row" svg:x="1.358cm" svg:y="1.631cm" svg:width="10.834cm" svg:height="6.163cm">
          <chartooo:coordinate-region svg:x="1.979cm" svg:y="1.843cm" svg:width="9.285cm" svg:height="5.278cm"/>
          <chart:axis chart:dimension="x" chart:name="primary-x" chart:style-name="ch5">
            <chart:title svg:x="6.599cm" svg:y="7.974cm" chart:style-name="ch6">
              <text:p>N</text:p>
            </chart:title>
          </chart:axis>
          <chart:axis chart:dimension="y" chart:name="primary-y" chart:style-name="ch5">
            <chart:title svg:x="0.451cm" svg:y="5.14cm" chart:style-name="ch7">
              <text:p>Time</text:p>
            </chart:title>
            <chart:grid chart:style-name="ch8" chart:class="major"/>
          </chart:axis>
          <chart:series chart:style-name="ch9" chart:values-cell-range-address="Sheet1.C3:Sheet1.C6" chart:label-cell-address="Sheet1.C2:Sheet1.C2" chart:class="chart:scatter">
            <chart:domain table:cell-range-address="Sheet1.B3:Sheet1.B6"/>
            <chart:data-point chart:repeated="4"/>
          </chart:series>
          <chart:series chart:style-name="ch10" chart:values-cell-range-address="Sheet1.D3:Sheet1.D6" chart:label-cell-address="Sheet1.D2:Sheet1.D2" chart:class="chart:scatter">
            <chart:data-point chart:repeated="4"/>
          </chart:series>
          <chart:series chart:style-name="ch11" chart:values-cell-range-address="Sheet1.E3:Sheet1.E6" chart:label-cell-address="Sheet1.E2:Sheet1.E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 Time</text:p>
                <draw:g>
                  <svg:desc>Sheet1.C2:Sheet1.C2</svg:desc>
                </draw:g>
              </table:table-cell>
              <table:table-cell office:value-type="string">
                <text:p>Binary Time</text:p>
                <draw:g>
                  <svg:desc>Sheet1.D2:Sheet1.D2</svg:desc>
                </draw:g>
              </table:table-cell>
              <table:table-cell office:value-type="string">
                <text:p>Hash 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Sheet1.B3:Sheet1.B6</svg:desc>
                </draw:g>
              </table:table-cell>
              <table:table-cell office:value-type="float" office:value="5">
                <text:p>5</text:p>
                <draw:g>
                  <svg:desc>Sheet1.C3:Sheet1.C6</svg:desc>
                </draw:g>
              </table:table-cell>
              <table:table-cell office:value-type="float" office:value="11">
                <text:p>11</text:p>
                <draw:g>
                  <svg:desc>Sheet1.D3:Sheet1.D6</svg:desc>
                </draw:g>
              </table:table-cell>
              <table:table-cell office:value-type="float" office:value="0">
                <text:p>0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00">
                <text:p>40000000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0000">
                <text:p>800000000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